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.5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and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nterview-Oriented Competitive Coding</text:p>
          </table:table-cell>
          <table:covered-table-cell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Week 1</text:p>
          </table:table-cell>
          <table:table-cell table:style-name="Default" office:value-type="string" calcext:value-type="string">
            <text:p>Stack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LinkedList</text:p>
          </table:table-cell>
          <table:table-cell table:style-name="ce3" office:value-type="string" calcext:value-type="string" table:number-columns-spanned="2" table:number-rows-spanned="1">
            <text:p>Hashmaps/Dictionaries</text:p>
          </table:table-cell>
          <table:covered-table-cell/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 table:number-columns-spanned="2" table:number-rows-spanned="1">
            <text:p>Strings and Arrays</text:p>
          </table:table-cell>
          <table:covered-table-cell/>
          <table:table-cell table:style-name="ce3" office:value-type="string" calcext:value-type="string" table:number-columns-spanned="3" table:number-rows-spanned="1">
            <text:p>Time Complexity/ Big-O Notatio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 table:number-columns-spanned="5" table:number-rows-spanned="1">
            <text:p>Trees and Graphs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Week 4</text:p>
          </table:table-cell>
          <table:table-cell office:value-type="string" calcext:value-type="string" table:number-columns-spanned="5" table:number-rows-spanned="1">
            <text:p>Backtracking and Number Theory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Week 5</text:p>
          </table:table-cell>
          <table:table-cell office:value-type="string" calcext:value-type="string" table:number-columns-spanned="5" table:number-rows-spanned="1">
            <text:p>Bit manipulation and DP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Week 6</text:p>
          </table:table-cell>
          <table:table-cell office:value-type="string" calcext:value-type="string" table:number-columns-spanned="5" table:number-rows-spanned="1">
            <text:p>A general mix and analysis of different types of questions</text:p>
          </table:table-cell>
          <table:covered-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6" table:number-rows-spanned="1">
            <text:p>Coding Practice: 10 questions per week</text:p>
          </table:table-cell>
          <table:covered-table-cell table:style-name="Default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0:22:07.061107080</meta:creation-date>
    <dc:date>2020-04-13T10:41:09.158932141</dc:date>
    <meta:editing-duration>PT8M22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